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55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6055in"/>
    </style:style>
    <style:style style:name="co6" style:family="table-column">
      <style:table-column-properties fo:break-before="auto" style:column-width="0.1827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0.2146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257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 style:data-style-name="N124"/>
    <style:style style:name="ce5" style:family="table-cell" style:parent-style-name="Default" style:data-style-name="N124">
      <style:table-cell-properties fo:background-color="#ffcc99"/>
      <style:text-properties fo:font-weight="bold" style:font-weight-asian="bold" style:font-weight-complex="bold"/>
    </style:style>
    <style:style style:name="ce6" style:family="table-cell" style:parent-style-name="Default" style:data-style-name="N124">
      <style:table-cell-properties fo:background-color="#ffffcc"/>
    </style:style>
    <style:style style:name="ce7" style:family="table-cell" style:parent-style-name="Default" style:data-style-name="N124">
      <style:text-properties fo:font-weight="bold" style:font-weight-asian="bold" style:font-weight-complex="bold"/>
    </style:style>
    <style:style style:name="ce8" style:family="table-cell" style:parent-style-name="Default" style:data-style-name="N124">
      <style:table-cell-properties fo:background-color="#ffffcc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ffcc99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ffffcc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valua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7"/>
        <table:table-column table:style-name="co5" table:default-cell-style-name="ce9"/>
        <table:table-column table:style-name="co6" table:default-cell-style-name="ce7"/>
        <table:table-column table:style-name="co2" table:default-cell-style-name="ce4"/>
        <table:table-column table:style-name="co7" table:default-cell-style-name="ce4"/>
        <table:table-column table:style-name="co4" table:default-cell-style-name="ce4"/>
        <table:table-column table:style-name="co2" table:default-cell-style-name="ce7"/>
        <table:table-column table:style-name="co5" table:default-cell-style-name="ce9"/>
        <table:table-column table:style-name="co8" table:default-cell-style-name="ce7"/>
        <table:table-column table:style-name="co9" table:default-cell-style-name="ce9"/>
        <table:table-column table:style-name="co10" table:default-cell-style-name="ce9"/>
        <table:table-column table:style-name="co4" table:default-cell-style-name="ce9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Ontology Terminology Statistics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office:value-type="string">
            <text:p>Best F1</text:p>
          </table:table-cell>
          <table:table-cell table:formula="of:=MAX([.D8:.D48])" office:value-type="float" office:value="0.483333333333">
            <text:p>0.483</text:p>
          </table:table-cell>
          <table:table-cell table:number-columns-repeated="4"/>
          <table:table-cell office:value-type="string">
            <text:p>Best F1</text:p>
          </table:table-cell>
          <table:table-cell table:formula="of:=MAX([.J8:.J48])" office:value-type="float" office:value="0.4">
            <text:p>0.40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Worst F1</text:p>
          </table:table-cell>
          <table:table-cell table:formula="of:=MIN([.D8:.D48])" office:value-type="float" office:value="0.0353982300885">
            <text:p>0.035</text:p>
          </table:table-cell>
          <table:table-cell table:number-columns-repeated="4"/>
          <table:table-cell office:value-type="string">
            <text:p>Worst F1</text:p>
          </table:table-cell>
          <table:table-cell table:formula="of:=MIN([.J8:.J48])" office:value-type="float" office:value="0.0338983050847">
            <text:p>0.034</text:p>
          </table:table-cell>
          <table:table-cell table:number-columns-repeated="9"/>
        </table:table-row>
        <table:table-row table:style-name="ro2">
          <table:table-cell table:number-columns-repeated="18"/>
        </table:table-row>
        <table:table-row table:style-name="ro2">
          <table:table-cell table:style-name="ce2" office:value-type="string">
            <text:p>ontology</text:p>
          </table:table-cell>
          <table:table-cell table:style-name="ce5"/>
          <table:table-cell table:style-name="ce5" office:value-type="string">
            <text:p>concept</text:p>
          </table:table-cell>
          <table:table-cell table:style-name="ce5" table:number-columns-repeated="2"/>
          <table:table-cell table:style-name="ce10" office:value-type="string">
            <text:p>Score</text:p>
          </table:table-cell>
          <table:table-cell table:style-name="ce5" table:number-columns-repeated="2"/>
          <table:table-cell table:style-name="ce5" office:value-type="string">
            <text:p>relation</text:p>
          </table:table-cell>
          <table:table-cell table:style-name="ce5" table:number-columns-repeated="2"/>
          <table:table-cell table:style-name="ce10" office:value-type="string">
            <text:p>Score</text:p>
          </table:table-cell>
          <table:table-cell table:style-name="ce5"/>
          <table:table-cell table:style-name="ce10" office:value-type="string">
            <text:p>Structural</text:p>
          </table:table-cell>
          <table:table-cell table:style-name="ce10"/>
          <table:table-cell table:style-name="ce10" office:value-type="string">
            <text:p>Total</text:p>
          </table:table-cell>
          <table:table-cell table:number-columns-repeated="2"/>
        </table:table-row>
        <table:table-row table:style-name="ro2">
          <table:table-cell table:style-name="ce2" office:value-type="string">
            <text:p>ontology</text:p>
          </table:table-cell>
          <table:table-cell table:style-name="ce5" office:value-type="string">
            <text:p>precision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F1</text:p>
          </table:table-cell>
          <table:table-cell table:style-name="ce5" office:value-type="string">
            <text:p>% of best</text:p>
          </table:table-cell>
          <table:table-cell table:style-name="ce10" office:value-type="string">
            <text:p>(max 6)</text:p>
          </table:table-cell>
          <table:table-cell table:style-name="ce5"/>
          <table:table-cell table:style-name="ce5" office:value-type="string">
            <text:p>precision</text:p>
          </table:table-cell>
          <table:table-cell table:style-name="ce5" office:value-type="string">
            <text:p>recall</text:p>
          </table:table-cell>
          <table:table-cell table:style-name="ce5" office:value-type="string">
            <text:p>F1</text:p>
          </table:table-cell>
          <table:table-cell table:style-name="ce5" office:value-type="string">
            <text:p>% of best</text:p>
          </table:table-cell>
          <table:table-cell table:style-name="ce10" office:value-type="string">
            <text:p>(max 2)</text:p>
          </table:table-cell>
          <table:table-cell table:style-name="ce5"/>
          <table:table-cell table:style-name="ce10" office:value-type="string">
            <text:p>(max 2)</text:p>
          </table:table-cell>
          <table:table-cell table:style-name="ce10" table:number-columns-repeated="2"/>
          <table:table-cell table:number-columns-repeated="2"/>
        </table:table-row>
        <table:table-row table:style-name="ro2">
          <table:table-cell table:style-name="ce3" office:value-type="string">
            <text:p>risk_angelica.cxl</text:p>
          </table:table-cell>
          <table:table-cell table:style-name="ce6" office:value-type="float" office:value="0.28">
            <text:p>0.280</text:p>
          </table:table-cell>
          <table:table-cell table:style-name="ce6" office:value-type="float" office:value="0.0875">
            <text:p>0.088</text:p>
          </table:table-cell>
          <table:table-cell table:style-name="ce6" office:value-type="float" office:value="0.133333333333">
            <text:p>0.133</text:p>
          </table:table-cell>
          <table:table-cell table:style-name="ce8" table:formula="of:=[.D8]/[.$C$3]" office:value-type="float" office:value="0.275862068965018">
            <text:p>0.276</text:p>
          </table:table-cell>
          <table:table-cell table:style-name="ce11" table:formula="of:=6*[.E8]" office:value-type="float" office:value="1.65517241379011">
            <text:p>1.66</text:p>
          </table:table-cell>
          <table:table-cell table:style-name="ce8"/>
          <table:table-cell table:style-name="ce6" office:value-type="float" office:value="0.333333333333">
            <text:p>0.333</text:p>
          </table:table-cell>
          <table:table-cell table:style-name="ce6" office:value-type="float" office:value="0.0666666666667">
            <text:p>0.067</text:p>
          </table:table-cell>
          <table:table-cell table:style-name="ce6" office:value-type="float" office:value="0.111111111111">
            <text:p>0.111</text:p>
          </table:table-cell>
          <table:table-cell table:style-name="ce8" table:formula="of:=[.J8]/[.$I$3]" office:value-type="float" office:value="0.2777777777775">
            <text:p>0.278</text:p>
          </table:table-cell>
          <table:table-cell table:style-name="ce11" table:formula="of:=2*[.K8]" office:value-type="float" office:value="0.555555555555">
            <text:p>0.56</text:p>
          </table:table-cell>
          <table:table-cell table:style-name="ce8"/>
          <table:table-cell table:style-name="ce11" office:value-type="float" office:value="0.5">
            <text:p>0.50</text:p>
          </table:table-cell>
          <table:table-cell table:style-name="ce11"/>
          <table:table-cell table:style-name="ce11" table:formula="of:=SUM([.N8]+[.L8]+[.F8])" office:value-type="float" office:value="2.71072796934511">
            <text:p>2.71</text:p>
          </table:table-cell>
          <table:table-cell table:number-columns-repeated="2"/>
        </table:table-row>
        <table:table-row table:style-name="ro2">
          <table:table-cell office:value-type="string">
            <text:p>risk_baptist.cxl</text:p>
          </table:table-cell>
          <table:table-cell office:value-type="float" office:value="0.40625">
            <text:p>0.406</text:p>
          </table:table-cell>
          <table:table-cell office:value-type="float" office:value="0.1625">
            <text:p>0.163</text:p>
          </table:table-cell>
          <table:table-cell office:value-type="float" office:value="0.232142857143">
            <text:p>0.232</text:p>
          </table:table-cell>
          <table:table-cell table:formula="of:=[.D9]/[.$C$3]" office:value-type="float" office:value="0.48029556650309">
            <text:p>0.480</text:p>
          </table:table-cell>
          <table:table-cell table:formula="of:=6*[.E9]" office:value-type="float" office:value="2.88177339901854">
            <text:p>2.88</text:p>
          </table:table-cell>
          <table:table-cell/>
          <table:table-cell office:value-type="float" office:value="0.260869565217">
            <text:p>0.261</text:p>
          </table:table-cell>
          <table:table-cell office:value-type="float" office:value="0.133333333333">
            <text:p>0.133</text:p>
          </table:table-cell>
          <table:table-cell office:value-type="float" office:value="0.176470588235">
            <text:p>0.176</text:p>
          </table:table-cell>
          <table:table-cell table:formula="of:=[.J9]/[.$I$3]" office:value-type="float" office:value="0.4411764705875">
            <text:p>0.441</text:p>
          </table:table-cell>
          <table:table-cell table:formula="of:=2*[.K9]" office:value-type="float" office:value="0.882352941175">
            <text:p>0.88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f:=SUM([.N9]+[.L9]+[.F9])" office:value-type="float" office:value="5.01412634019354">
            <text:p>5.01</text:p>
          </table:table-cell>
          <table:table-cell table:number-columns-repeated="2"/>
        </table:table-row>
        <table:table-row table:style-name="ro2">
          <table:table-cell office:value-type="string">
            <text:p>risk_barifcani.cxl</text:p>
          </table:table-cell>
          <table:table-cell office:value-type="float" office:value="0.323529411765">
            <text:p>0.324</text:p>
          </table:table-cell>
          <table:table-cell office:value-type="float" office:value="0.1375">
            <text:p>0.138</text:p>
          </table:table-cell>
          <table:table-cell office:value-type="float" office:value="0.19298245614">
            <text:p>0.193</text:p>
          </table:table-cell>
          <table:table-cell table:formula="of:=[.D10]/[.$C$3]" office:value-type="float" office:value="0.399274047186482">
            <text:p>0.399</text:p>
          </table:table-cell>
          <table:table-cell table:formula="of:=6*[.E10]" office:value-type="float" office:value="2.39564428311889">
            <text:p>2.40</text:p>
          </table:table-cell>
          <table:table-cell/>
          <table:table-cell office:value-type="float" office:value="0.545454545455">
            <text:p>0.545</text:p>
          </table:table-cell>
          <table:table-cell office:value-type="float" office:value="0.133333333333">
            <text:p>0.133</text:p>
          </table:table-cell>
          <table:table-cell office:value-type="float" office:value="0.214285714286">
            <text:p>0.214</text:p>
          </table:table-cell>
          <table:table-cell table:formula="of:=[.J10]/[.$I$3]" office:value-type="float" office:value="0.535714285715">
            <text:p>0.536</text:p>
          </table:table-cell>
          <table:table-cell table:formula="of:=2*[.K10]" office:value-type="float" office:value="1.07142857143">
            <text:p>1.07</text:p>
          </table:table-cell>
          <table:table-cell/>
          <table:table-cell office:value-type="float" office:value="1">
            <text:p>1.00</text:p>
          </table:table-cell>
          <table:table-cell/>
          <table:table-cell table:formula="of:=SUM([.N10]+[.L10]+[.F10])" office:value-type="float" office:value="4.46707285454889">
            <text:p>4.4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baskerville.cxl</text:p>
          </table:table-cell>
          <table:table-cell table:style-name="ce6" office:value-type="float" office:value="0.146341463415">
            <text:p>0.146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099173553719">
            <text:p>0.099</text:p>
          </table:table-cell>
          <table:table-cell table:style-name="ce8" table:formula="of:=[.D11]/[.$C$3]" office:value-type="float" office:value="0.205186662867038">
            <text:p>0.205</text:p>
          </table:table-cell>
          <table:table-cell table:style-name="ce11" table:formula="of:=6*[.E11]" office:value-type="float" office:value="1.23111997720223">
            <text:p>1.23</text:p>
          </table:table-cell>
          <table:table-cell table:style-name="ce8"/>
          <table:table-cell table:style-name="ce6" office:value-type="float" office:value="0.315789473684">
            <text:p>0.316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875">
            <text:p>0.188</text:p>
          </table:table-cell>
          <table:table-cell table:style-name="ce8" table:formula="of:=[.J11]/[.$I$3]" office:value-type="float" office:value="0.46875">
            <text:p>0.469</text:p>
          </table:table-cell>
          <table:table-cell table:style-name="ce11" table:formula="of:=2*[.K11]" office:value-type="float" office:value="0.9375">
            <text:p>0.94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11]+[.L11]+[.F11])" office:value-type="float" office:value="3.66861997720223">
            <text:p>3.6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budgen.cxl</text:p>
          </table:table-cell>
          <table:table-cell table:style-name="ce6" office:value-type="float" office:value="0.15">
            <text:p>0.150</text:p>
          </table:table-cell>
          <table:table-cell table:style-name="ce6" office:value-type="float" office:value="0.1125">
            <text:p>0.113</text:p>
          </table:table-cell>
          <table:table-cell table:style-name="ce6" office:value-type="float" office:value="0.128571428571">
            <text:p>0.129</text:p>
          </table:table-cell>
          <table:table-cell table:style-name="ce8" table:formula="of:=[.D12]/[.$C$3]" office:value-type="float" office:value="0.266009852216045">
            <text:p>0.266</text:p>
          </table:table-cell>
          <table:table-cell table:style-name="ce11" table:formula="of:=6*[.E12]" office:value-type="float" office:value="1.59605911329627">
            <text:p>1.60</text:p>
          </table:table-cell>
          <table:table-cell table:style-name="ce8"/>
          <table:table-cell table:style-name="ce6" office:value-type="float" office:value="0.35">
            <text:p>0.350</text:p>
          </table:table-cell>
          <table:table-cell table:style-name="ce6" office:value-type="float" office:value="0.155555555556">
            <text:p>0.156</text:p>
          </table:table-cell>
          <table:table-cell table:style-name="ce6" office:value-type="float" office:value="0.215384615385">
            <text:p>0.215</text:p>
          </table:table-cell>
          <table:table-cell table:style-name="ce8" table:formula="of:=[.J12]/[.$I$3]" office:value-type="float" office:value="0.5384615384625">
            <text:p>0.538</text:p>
          </table:table-cell>
          <table:table-cell table:style-name="ce11" table:formula="of:=2*[.K12]" office:value-type="float" office:value="1.076923076925">
            <text:p>1.08</text:p>
          </table:table-cell>
          <table:table-cell table:style-name="ce8"/>
          <table:table-cell table:style-name="ce11" office:value-type="float" office:value="2">
            <text:p>2.00</text:p>
          </table:table-cell>
          <table:table-cell table:style-name="ce11"/>
          <table:table-cell table:style-name="ce11" table:formula="of:=SUM([.N12]+[.L12]+[.F12])" office:value-type="float" office:value="4.67298219022127">
            <text:p>4.6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chen.cxl</text:p>
          </table:table-cell>
          <table:table-cell table:style-name="ce6" office:value-type="float" office:value="0.428571428571">
            <text:p>0.429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25581395349">
            <text:p>0.326</text:p>
          </table:table-cell>
          <table:table-cell table:style-name="ce8" table:formula="of:=[.D13]/[.$C$3]" office:value-type="float" office:value="0.673616680032878">
            <text:p>0.674</text:p>
          </table:table-cell>
          <table:table-cell table:style-name="ce11" table:formula="of:=6*[.E13]" office:value-type="float" office:value="4.04170008019727">
            <text:p>4.04</text:p>
          </table:table-cell>
          <table:table-cell table:style-name="ce8"/>
          <table:table-cell table:style-name="ce6" office:value-type="float" office:value="0.333333333333">
            <text:p>0.333</text:p>
          </table:table-cell>
          <table:table-cell table:style-name="ce6" office:value-type="float" office:value="0.0888888888889">
            <text:p>0.089</text:p>
          </table:table-cell>
          <table:table-cell table:style-name="ce6" office:value-type="float" office:value="0.140350877193">
            <text:p>0.140</text:p>
          </table:table-cell>
          <table:table-cell table:style-name="ce8" table:formula="of:=[.J13]/[.$I$3]" office:value-type="float" office:value="0.3508771929825">
            <text:p>0.351</text:p>
          </table:table-cell>
          <table:table-cell table:style-name="ce11" table:formula="of:=2*[.K13]" office:value-type="float" office:value="0.701754385965">
            <text:p>0.70</text:p>
          </table:table-cell>
          <table:table-cell table:style-name="ce8"/>
          <table:table-cell table:style-name="ce11" office:value-type="float" office:value="1">
            <text:p>1.00</text:p>
          </table:table-cell>
          <table:table-cell table:style-name="ce11"/>
          <table:table-cell table:style-name="ce11" table:formula="of:=SUM([.N13]+[.L13]+[.F13])" office:value-type="float" office:value="5.74345446616227">
            <text:p>5.74</text:p>
          </table:table-cell>
          <table:table-cell table:number-columns-repeated="2"/>
        </table:table-row>
        <table:table-row table:style-name="ro2">
          <table:table-cell office:value-type="string">
            <text:p>risk_dumlao.cxl</text:p>
          </table:table-cell>
          <table:table-cell office:value-type="float" office:value="0.375">
            <text:p>0.375</text:p>
          </table:table-cell>
          <table:table-cell office:value-type="float" office:value="0.075">
            <text:p>0.075</text:p>
          </table:table-cell>
          <table:table-cell office:value-type="float" office:value="0.125">
            <text:p>0.125</text:p>
          </table:table-cell>
          <table:table-cell table:formula="of:=[.D14]/[.$C$3]" office:value-type="float" office:value="0.258620689655351">
            <text:p>0.259</text:p>
          </table:table-cell>
          <table:table-cell table:formula="of:=6*[.E14]" office:value-type="float" office:value="1.5517241379321">
            <text:p>1.55</text:p>
          </table:table-cell>
          <table:table-cell/>
          <table:table-cell office:value-type="float" office:value="0.375">
            <text:p>0.375</text:p>
          </table:table-cell>
          <table:table-cell office:value-type="float" office:value="0.0666666666667">
            <text:p>0.067</text:p>
          </table:table-cell>
          <table:table-cell office:value-type="float" office:value="0.11320754717">
            <text:p>0.113</text:p>
          </table:table-cell>
          <table:table-cell table:formula="of:=[.J14]/[.$I$3]" office:value-type="float" office:value="0.283018867925">
            <text:p>0.283</text:p>
          </table:table-cell>
          <table:table-cell table:formula="of:=2*[.K14]" office:value-type="float" office:value="0.56603773585">
            <text:p>0.57</text:p>
          </table:table-cell>
          <table:table-cell/>
          <table:table-cell office:value-type="float" office:value="1.75">
            <text:p>1.75</text:p>
          </table:table-cell>
          <table:table-cell/>
          <table:table-cell table:formula="of:=SUM([.N14]+[.L14]+[.F14])" office:value-type="float" office:value="3.8677618737821">
            <text:p>3.87</text:p>
          </table:table-cell>
          <table:table-cell table:number-columns-repeated="2"/>
        </table:table-row>
        <table:table-row table:style-name="ro2">
          <table:table-cell office:value-type="string">
            <text:p>risk_gomez.cxl</text:p>
          </table:table-cell>
          <table:table-cell office:value-type="float" office:value="0.111111111111">
            <text:p>0.111</text:p>
          </table:table-cell>
          <table:table-cell office:value-type="float" office:value="0.05">
            <text:p>0.050</text:p>
          </table:table-cell>
          <table:table-cell office:value-type="float" office:value="0.0689655172414">
            <text:p>0.069</text:p>
          </table:table-cell>
          <table:table-cell table:formula="of:=[.D15]/[.$C$3]" office:value-type="float" office:value="0.142687277051271">
            <text:p>0.143</text:p>
          </table:table-cell>
          <table:table-cell table:formula="of:=6*[.E15]" office:value-type="float" office:value="0.856123662307625">
            <text:p>0.86</text:p>
          </table:table-cell>
          <table:table-cell/>
          <table:table-cell office:value-type="float" office:value="0.125">
            <text:p>0.125</text:p>
          </table:table-cell>
          <table:table-cell office:value-type="float" office:value="0.0666666666667">
            <text:p>0.067</text:p>
          </table:table-cell>
          <table:table-cell office:value-type="float" office:value="0.0869565217391">
            <text:p>0.087</text:p>
          </table:table-cell>
          <table:table-cell table:formula="of:=[.J15]/[.$I$3]" office:value-type="float" office:value="0.21739130434775">
            <text:p>0.217</text:p>
          </table:table-cell>
          <table:table-cell table:formula="of:=2*[.K15]" office:value-type="float" office:value="0.4347826086955">
            <text:p>0.43</text:p>
          </table:table-cell>
          <table:table-cell/>
          <table:table-cell office:value-type="float" office:value="1">
            <text:p>1.00</text:p>
          </table:table-cell>
          <table:table-cell/>
          <table:table-cell table:formula="of:=SUM([.N15]+[.L15]+[.F15])" office:value-type="float" office:value="2.29090627100312">
            <text:p>2.29</text:p>
          </table:table-cell>
          <table:table-cell table:number-columns-repeated="2"/>
        </table:table-row>
        <table:table-row table:style-name="ro2">
          <table:table-cell office:value-type="string">
            <text:p>risk_hesstvedt.cxl</text:p>
          </table:table-cell>
          <table:table-cell office:value-type="float" office:value="0.336956521739">
            <text:p>0.337</text:p>
          </table:table-cell>
          <table:table-cell table:style-name="Default" office:value-type="float" office:value="0.3875">
            <text:p>0.3875</text:p>
          </table:table-cell>
          <table:table-cell office:value-type="float" office:value="0.360465116279">
            <text:p>0.360</text:p>
          </table:table-cell>
          <table:table-cell table:style-name="ce4" table:formula="of:=[.D16]/[.$C$3]" office:value-type="float" office:value="0.74578989575017">
            <text:p>0.746</text:p>
          </table:table-cell>
          <table:table-cell table:style-name="ce4" table:formula="of:=6*[.E16]" office:value-type="float" office:value="4.47473937450102">
            <text:p>4.475</text:p>
          </table:table-cell>
          <table:table-cell/>
          <table:table-cell table:style-name="ce9" office:value-type="float" office:value="0.56">
            <text:p>0.56</text:p>
          </table:table-cell>
          <table:table-cell table:style-name="ce7" office:value-type="float" office:value="0.311111111111">
            <text:p>0.311</text:p>
          </table:table-cell>
          <table:table-cell office:value-type="float" office:value="0.4">
            <text:p>0.400</text:p>
          </table:table-cell>
          <table:table-cell table:style-name="ce4" table:formula="of:=[.J16]/[.$I$3]" office:value-type="float" office:value="1">
            <text:p>1.000</text:p>
          </table:table-cell>
          <table:table-cell table:style-name="ce4" table:formula="of:=2*[.K16]" office:value-type="float" office:value="2">
            <text:p>2.000</text:p>
          </table:table-cell>
          <table:table-cell/>
          <table:table-cell office:value-type="float" office:value="1.75">
            <text:p>1.75</text:p>
          </table:table-cell>
          <table:table-cell table:style-name="ce7"/>
          <table:table-cell table:formula="of:=SUM([.N16]+[.L16]+[.F16])" office:value-type="float" office:value="8.22473937450102">
            <text:p>8.22</text:p>
          </table:table-cell>
          <table:table-cell table:style-name="ce9" table:number-columns-repeated="2"/>
        </table:table-row>
        <table:table-row table:style-name="ro2">
          <table:table-cell table:style-name="ce3" office:value-type="string">
            <text:p>risk_ismail.cxl</text:p>
          </table:table-cell>
          <table:table-cell table:style-name="ce6" office:value-type="float" office:value="0.5">
            <text:p>0.500</text:p>
          </table:table-cell>
          <table:table-cell table:style-name="Default" office:value-type="float" office:value="0.4">
            <text:p>0.4</text:p>
          </table:table-cell>
          <table:table-cell office:value-type="float" office:value="0.444444444444">
            <text:p>0.444</text:p>
          </table:table-cell>
          <table:table-cell table:style-name="ce4" table:formula="of:=[.D17]/[.$C$3]" office:value-type="float" office:value="0.919540229884772">
            <text:p>0.920</text:p>
          </table:table-cell>
          <table:table-cell table:style-name="ce4" table:formula="of:=6*[.E17]" office:value-type="float" office:value="5.51724137930863">
            <text:p>5.517</text:p>
          </table:table-cell>
          <table:table-cell/>
          <table:table-cell table:style-name="ce9" office:value-type="float" office:value="0.5625">
            <text:p>0.56</text:p>
          </table:table-cell>
          <table:table-cell table:style-name="ce7" office:value-type="float" office:value="0.2">
            <text:p>0.200</text:p>
          </table:table-cell>
          <table:table-cell office:value-type="float" office:value="0.295081967213">
            <text:p>0.295</text:p>
          </table:table-cell>
          <table:table-cell table:style-name="ce4" table:formula="of:=[.J17]/[.$I$3]" office:value-type="float" office:value="0.7377049180325">
            <text:p>0.738</text:p>
          </table:table-cell>
          <table:table-cell table:style-name="ce4" table:formula="of:=2*[.K17]" office:value-type="float" office:value="1.475409836065">
            <text:p>1.475</text:p>
          </table:table-cell>
          <table:table-cell/>
          <table:table-cell office:value-type="float" office:value="1.75">
            <text:p>1.75</text:p>
          </table:table-cell>
          <table:table-cell table:style-name="ce7"/>
          <table:table-cell table:formula="of:=SUM([.N17]+[.L17]+[.F17])" office:value-type="float" office:value="8.74265121537363">
            <text:p>8.74</text:p>
          </table:table-cell>
          <table:table-cell table:style-name="ce9" table:number-columns-repeated="2"/>
        </table:table-row>
        <table:table-row table:style-name="ro2">
          <table:table-cell table:style-name="ce3" office:value-type="string">
            <text:p>risk_jones.cxl</text:p>
          </table:table-cell>
          <table:table-cell table:style-name="ce6" office:value-type="float" office:value="0.464285714286">
            <text:p>0.464</text:p>
          </table:table-cell>
          <table:table-cell table:style-name="Default" office:value-type="float" office:value="0.1625">
            <text:p>0.1625</text:p>
          </table:table-cell>
          <table:table-cell office:value-type="float" office:value="0.240740740741">
            <text:p>0.241</text:p>
          </table:table-cell>
          <table:table-cell table:style-name="ce4" table:formula="of:=[.D18]/[.$C$3]" office:value-type="float" office:value="0.498084291188619">
            <text:p>0.498</text:p>
          </table:table-cell>
          <table:table-cell table:style-name="ce4" table:formula="of:=6*[.E18]" office:value-type="float" office:value="2.98850574713172">
            <text:p>2.989</text:p>
          </table:table-cell>
          <table:table-cell/>
          <table:table-cell table:style-name="ce9" office:value-type="float" office:value="0.5">
            <text:p>0.50</text:p>
          </table:table-cell>
          <table:table-cell table:style-name="ce7" office:value-type="float" office:value="0.177777777778">
            <text:p>0.178</text:p>
          </table:table-cell>
          <table:table-cell office:value-type="float" office:value="0.262295081967">
            <text:p>0.262</text:p>
          </table:table-cell>
          <table:table-cell table:style-name="ce4" table:formula="of:=[.J18]/[.$I$3]" office:value-type="float" office:value="0.6557377049175">
            <text:p>0.656</text:p>
          </table:table-cell>
          <table:table-cell table:style-name="ce4" table:formula="of:=2*[.K18]" office:value-type="float" office:value="1.311475409835">
            <text:p>1.311</text:p>
          </table:table-cell>
          <table:table-cell/>
          <table:table-cell office:value-type="float" office:value="1">
            <text:p>1.00</text:p>
          </table:table-cell>
          <table:table-cell table:style-name="ce7"/>
          <table:table-cell table:formula="of:=SUM([.N18]+[.L18]+[.F18])" office:value-type="float" office:value="5.29998115696672">
            <text:p>5.30</text:p>
          </table:table-cell>
          <table:table-cell table:style-name="ce9" table:number-columns-repeated="2"/>
        </table:table-row>
        <table:table-row table:style-name="ro2">
          <table:table-cell table:style-name="ce3" office:value-type="string">
            <text:p>risk_kong.cxl</text:p>
          </table:table-cell>
          <table:table-cell table:style-name="ce6" office:value-type="float" office:value="0.411764705882">
            <text:p>0.412</text:p>
          </table:table-cell>
          <table:table-cell table:style-name="ce3" office:value-type="float" office:value="0.35">
            <text:p>0.35</text:p>
          </table:table-cell>
          <table:table-cell table:style-name="ce6" office:value-type="float" office:value="0.378378378378">
            <text:p>0.378</text:p>
          </table:table-cell>
          <table:table-cell table:style-name="ce6" table:formula="of:=[.D19]/[.$C$3]" office:value-type="float" office:value="0.782851817334333">
            <text:p>0.783</text:p>
          </table:table-cell>
          <table:table-cell table:style-name="ce6" table:formula="of:=6*[.E19]" office:value-type="float" office:value="4.697110904006">
            <text:p>4.697</text:p>
          </table:table-cell>
          <table:table-cell table:style-name="ce8"/>
          <table:table-cell table:style-name="ce11" office:value-type="float" office:value="0.347826086957">
            <text:p>0.35</text:p>
          </table:table-cell>
          <table:table-cell table:style-name="ce8" office:value-type="float" office:value="0.177777777778">
            <text:p>0.178</text:p>
          </table:table-cell>
          <table:table-cell table:style-name="ce6" office:value-type="float" office:value="0.235294117647">
            <text:p>0.235</text:p>
          </table:table-cell>
          <table:table-cell table:style-name="ce6" table:formula="of:=[.J19]/[.$I$3]" office:value-type="float" office:value="0.5882352941175">
            <text:p>0.588</text:p>
          </table:table-cell>
          <table:table-cell table:style-name="ce6" table:formula="of:=2*[.K19]" office:value-type="float" office:value="1.176470588235">
            <text:p>1.176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8"/>
          <table:table-cell table:style-name="ce11" table:formula="of:=SUM([.N19]+[.L19]+[.F19])" office:value-type="float" office:value="7.373581492241">
            <text:p>7.37</text:p>
          </table:table-cell>
          <table:table-cell table:style-name="ce11" table:number-columns-repeated="2"/>
        </table:table-row>
        <table:table-row table:style-name="ro2">
          <table:table-cell office:value-type="string">
            <text:p>risk_lau.cxl</text:p>
          </table:table-cell>
          <table:table-cell office:value-type="float" office:value="0.323943661972">
            <text:p>0.324</text:p>
          </table:table-cell>
          <table:table-cell table:style-name="ce3" office:value-type="float" office:value="0.2875">
            <text:p>0.2875</text:p>
          </table:table-cell>
          <table:table-cell table:style-name="ce6" office:value-type="float" office:value="0.304635761589">
            <text:p>0.305</text:p>
          </table:table-cell>
          <table:table-cell table:style-name="ce6" table:formula="of:=[.D20]/[.$C$3]" office:value-type="float" office:value="0.630280886046642">
            <text:p>0.630</text:p>
          </table:table-cell>
          <table:table-cell table:style-name="ce6" table:formula="of:=6*[.E20]" office:value-type="float" office:value="3.78168531627985">
            <text:p>3.782</text:p>
          </table:table-cell>
          <table:table-cell table:style-name="ce8"/>
          <table:table-cell table:style-name="ce11" office:value-type="float" office:value="0.2">
            <text:p>0.20</text:p>
          </table:table-cell>
          <table:table-cell table:style-name="ce8" office:value-type="float" office:value="0.0666666666667">
            <text:p>0.067</text:p>
          </table:table-cell>
          <table:table-cell table:style-name="ce6" office:value-type="float" office:value="0.1">
            <text:p>0.100</text:p>
          </table:table-cell>
          <table:table-cell table:style-name="ce6" table:formula="of:=[.J20]/[.$I$3]" office:value-type="float" office:value="0.25">
            <text:p>0.250</text:p>
          </table:table-cell>
          <table:table-cell table:style-name="ce6" table:formula="of:=2*[.K20]" office:value-type="float" office:value="0.5">
            <text:p>0.500</text:p>
          </table:table-cell>
          <table:table-cell table:style-name="ce8"/>
          <table:table-cell table:style-name="ce11" office:value-type="float" office:value="1">
            <text:p>1.00</text:p>
          </table:table-cell>
          <table:table-cell table:style-name="ce8"/>
          <table:table-cell table:style-name="ce11" table:formula="of:=SUM([.N20]+[.L20]+[.F20])" office:value-type="float" office:value="5.28168531627985">
            <text:p>5.28</text:p>
          </table:table-cell>
          <table:table-cell table:style-name="ce11" table:number-columns-repeated="2"/>
        </table:table-row>
        <table:table-row table:style-name="ro2">
          <table:table-cell office:value-type="string">
            <text:p>risk_leejordan.cxl</text:p>
          </table:table-cell>
          <table:table-cell office:value-type="float" office:value="0.114285714286">
            <text:p>0.114</text:p>
          </table:table-cell>
          <table:table-cell table:style-name="ce3" office:value-type="float" office:value="0.05">
            <text:p>0.05</text:p>
          </table:table-cell>
          <table:table-cell table:style-name="ce6" office:value-type="float" office:value="0.0695652173913">
            <text:p>0.070</text:p>
          </table:table-cell>
          <table:table-cell table:style-name="ce6" table:formula="of:=[.D21]/[.$C$3]" office:value-type="float" office:value="0.143928035982099">
            <text:p>0.144</text:p>
          </table:table-cell>
          <table:table-cell table:style-name="ce6" table:formula="of:=6*[.E21]" office:value-type="float" office:value="0.863568215892596">
            <text:p>0.864</text:p>
          </table:table-cell>
          <table:table-cell table:style-name="ce8"/>
          <table:table-cell table:style-name="ce11" office:value-type="float" office:value="0.181818181818">
            <text:p>0.18</text:p>
          </table:table-cell>
          <table:table-cell table:style-name="ce8" office:value-type="float" office:value="0.0444444444444">
            <text:p>0.044</text:p>
          </table:table-cell>
          <table:table-cell table:style-name="ce6" office:value-type="float" office:value="0.0714285714286">
            <text:p>0.071</text:p>
          </table:table-cell>
          <table:table-cell table:style-name="ce6" table:formula="of:=[.J21]/[.$I$3]" office:value-type="float" office:value="0.1785714285715">
            <text:p>0.179</text:p>
          </table:table-cell>
          <table:table-cell table:style-name="ce6" table:formula="of:=2*[.K21]" office:value-type="float" office:value="0.357142857143">
            <text:p>0.357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8"/>
          <table:table-cell table:style-name="ce11" table:formula="of:=SUM([.N21]+[.L21]+[.F21])" office:value-type="float" office:value="2.7207110730356">
            <text:p>2.72</text:p>
          </table:table-cell>
          <table:table-cell table:style-name="ce11" table:number-columns-repeated="2"/>
        </table:table-row>
        <table:table-row table:style-name="ro2">
          <table:table-cell office:value-type="string">
            <text:p>risk_liddiard.cxl</text:p>
          </table:table-cell>
          <table:table-cell office:value-type="float" office:value="0.232142857143">
            <text:p>0.232</text:p>
          </table:table-cell>
          <table:table-cell office:value-type="float" office:value="0.1625">
            <text:p>0.163</text:p>
          </table:table-cell>
          <table:table-cell office:value-type="float" office:value="0.191176470588">
            <text:p>0.191</text:p>
          </table:table-cell>
          <table:table-cell table:formula="of:=[.D22]/[.$C$3]" office:value-type="float" office:value="0.395537525354756">
            <text:p>0.396</text:p>
          </table:table-cell>
          <table:table-cell table:formula="of:=6*[.E22]" office:value-type="float" office:value="2.37322515212853">
            <text:p>2.37</text:p>
          </table:table-cell>
          <table:table-cell/>
          <table:table-cell office:value-type="float" office:value="0.379310344828">
            <text:p>0.379</text:p>
          </table:table-cell>
          <table:table-cell office:value-type="float" office:value="0.244444444444">
            <text:p>0.244</text:p>
          </table:table-cell>
          <table:table-cell office:value-type="float" office:value="0.297297297297">
            <text:p>0.297</text:p>
          </table:table-cell>
          <table:table-cell table:formula="of:=[.J22]/[.$I$3]" office:value-type="float" office:value="0.7432432432425">
            <text:p>0.743</text:p>
          </table:table-cell>
          <table:table-cell table:formula="of:=2*[.K22]" office:value-type="float" office:value="1.486486486485">
            <text:p>1.49</text:p>
          </table:table-cell>
          <table:table-cell/>
          <table:table-cell table:formula="of:=15/8" office:value-type="float" office:value="1.875">
            <text:p>1.88</text:p>
          </table:table-cell>
          <table:table-cell/>
          <table:table-cell table:formula="of:=SUM([.N22]+[.L22]+[.F22])" office:value-type="float" office:value="5.73471163861353">
            <text:p>5.7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liew.cxl</text:p>
          </table:table-cell>
          <table:table-cell table:style-name="ce6" office:value-type="float" office:value="0.217391304348">
            <text:p>0.217</text:p>
          </table:table-cell>
          <table:table-cell table:style-name="ce6" office:value-type="float" office:value="0.0625">
            <text:p>0.063</text:p>
          </table:table-cell>
          <table:table-cell table:style-name="ce6" office:value-type="float" office:value="0.0970873786408">
            <text:p>0.097</text:p>
          </table:table-cell>
          <table:table-cell table:style-name="ce8" table:formula="of:=[.D23]/[.$C$3]" office:value-type="float" office:value="0.200870438567311">
            <text:p>0.201</text:p>
          </table:table-cell>
          <table:table-cell table:style-name="ce11" table:formula="of:=6*[.E23]" office:value-type="float" office:value="1.20522263140387">
            <text:p>1.21</text:p>
          </table:table-cell>
          <table:table-cell table:style-name="ce8"/>
          <table:table-cell table:style-name="ce6" office:value-type="float" office:value="0.153846153846">
            <text:p>0.154</text:p>
          </table:table-cell>
          <table:table-cell table:style-name="ce6" office:value-type="float" office:value="0.0444444444444">
            <text:p>0.044</text:p>
          </table:table-cell>
          <table:table-cell table:style-name="ce6" office:value-type="float" office:value="0.0689655172414">
            <text:p>0.069</text:p>
          </table:table-cell>
          <table:table-cell table:style-name="ce8" table:formula="of:=[.J23]/[.$I$3]" office:value-type="float" office:value="0.1724137931035">
            <text:p>0.172</text:p>
          </table:table-cell>
          <table:table-cell table:style-name="ce11" table:formula="of:=2*[.K23]" office:value-type="float" office:value="0.344827586207">
            <text:p>0.34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3]+[.L23]+[.F23])" office:value-type="float" office:value="3.05005021761087">
            <text:p>3.0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lim.cxl</text:p>
          </table:table-cell>
          <table:table-cell table:style-name="ce6" office:value-type="float" office:value="0.142857142857">
            <text:p>0.143</text:p>
          </table:table-cell>
          <table:table-cell table:style-name="ce6" office:value-type="float" office:value="0.05">
            <text:p>0.050</text:p>
          </table:table-cell>
          <table:table-cell table:style-name="ce6" office:value-type="float" office:value="0.0740740740741">
            <text:p>0.074</text:p>
          </table:table-cell>
          <table:table-cell table:style-name="ce8" table:formula="of:=[.D24]/[.$C$3]" office:value-type="float" office:value="0.153256704981002">
            <text:p>0.153</text:p>
          </table:table-cell>
          <table:table-cell table:style-name="ce11" table:formula="of:=6*[.E24]" office:value-type="float" office:value="0.919540229886013">
            <text:p>0.92</text:p>
          </table:table-cell>
          <table:table-cell table:style-name="ce8"/>
          <table:table-cell table:style-name="ce6" office:value-type="float" office:value="0.285714285714">
            <text:p>0.286</text:p>
          </table:table-cell>
          <table:table-cell table:style-name="ce6" office:value-type="float" office:value="0.0888888888889">
            <text:p>0.089</text:p>
          </table:table-cell>
          <table:table-cell table:style-name="ce6" office:value-type="float" office:value="0.135593220339">
            <text:p>0.136</text:p>
          </table:table-cell>
          <table:table-cell table:style-name="ce8" table:formula="of:=[.J24]/[.$I$3]" office:value-type="float" office:value="0.3389830508475">
            <text:p>0.339</text:p>
          </table:table-cell>
          <table:table-cell table:style-name="ce11" table:formula="of:=2*[.K24]" office:value-type="float" office:value="0.677966101695">
            <text:p>0.68</text:p>
          </table:table-cell>
          <table:table-cell table:style-name="ce8"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24]+[.L24]+[.F24])" office:value-type="float" office:value="2.84750633158101">
            <text:p>2.8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ling.cxl</text:p>
          </table:table-cell>
          <table:table-cell table:style-name="ce6" office:value-type="float" office:value="0.0606060606061">
            <text:p>0.061</text:p>
          </table:table-cell>
          <table:table-cell table:style-name="ce6" office:value-type="float" office:value="0.025">
            <text:p>0.025</text:p>
          </table:table-cell>
          <table:table-cell table:style-name="ce6" office:value-type="float" office:value="0.0353982300885">
            <text:p>0.035</text:p>
          </table:table-cell>
          <table:table-cell table:style-name="ce8" table:formula="of:=[.D25]/[.$C$3]" office:value-type="float" office:value="0.0732377174245333">
            <text:p>0.073</text:p>
          </table:table-cell>
          <table:table-cell table:style-name="ce11" table:formula="of:=6*[.E25]" office:value-type="float" office:value="0.4394263045472">
            <text:p>0.44</text:p>
          </table:table-cell>
          <table:table-cell table:style-name="ce8"/>
          <table:table-cell table:style-name="ce6" office:value-type="float" office:value="0.222222222222">
            <text:p>0.222</text:p>
          </table:table-cell>
          <table:table-cell table:style-name="ce6" office:value-type="float" office:value="0.0444444444444">
            <text:p>0.044</text:p>
          </table:table-cell>
          <table:table-cell table:style-name="ce6" office:value-type="float" office:value="0.0740740740741">
            <text:p>0.074</text:p>
          </table:table-cell>
          <table:table-cell table:style-name="ce8" table:formula="of:=[.J25]/[.$I$3]" office:value-type="float" office:value="0.18518518518525">
            <text:p>0.185</text:p>
          </table:table-cell>
          <table:table-cell table:style-name="ce11" table:formula="of:=2*[.K25]" office:value-type="float" office:value="0.3703703703705">
            <text:p>0.37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5]+[.L25]+[.F25])" office:value-type="float" office:value="2.3097966749177">
            <text:p>2.31</text:p>
          </table:table-cell>
          <table:table-cell table:number-columns-repeated="2"/>
        </table:table-row>
        <table:table-row table:style-name="ro2">
          <table:table-cell office:value-type="string">
            <text:p>risk_liu.cxl</text:p>
          </table:table-cell>
          <table:table-cell office:value-type="float" office:value="0.725">
            <text:p>0.725</text:p>
          </table:table-cell>
          <table:table-cell office:value-type="float" office:value="0.3625">
            <text:p>0.363</text:p>
          </table:table-cell>
          <table:table-cell office:value-type="float" office:value="0.483333333333">
            <text:p>0.483</text:p>
          </table:table-cell>
          <table:table-cell table:formula="of:=[.D26]/[.$C$3]" office:value-type="float" office:value="1">
            <text:p>1.000</text:p>
          </table:table-cell>
          <table:table-cell table:formula="of:=6*[.E26]" office:value-type="float" office:value="6">
            <text:p>6.00</text:p>
          </table:table-cell>
          <table:table-cell/>
          <table:table-cell office:value-type="float" office:value="0.571428571429">
            <text:p>0.571</text:p>
          </table:table-cell>
          <table:table-cell office:value-type="float" office:value="0.177777777778">
            <text:p>0.178</text:p>
          </table:table-cell>
          <table:table-cell office:value-type="float" office:value="0.271186440678">
            <text:p>0.271</text:p>
          </table:table-cell>
          <table:table-cell table:formula="of:=[.J26]/[.$I$3]" office:value-type="float" office:value="0.677966101695">
            <text:p>0.678</text:p>
          </table:table-cell>
          <table:table-cell table:formula="of:=2*[.K26]" office:value-type="float" office:value="1.35593220339">
            <text:p>1.36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f:=SUM([.N26]+[.L26]+[.F26])" office:value-type="float" office:value="8.60593220339">
            <text:p>8.61</text:p>
          </table:table-cell>
          <table:table-cell table:number-columns-repeated="2"/>
        </table:table-row>
        <table:table-row table:style-name="ro2">
          <table:table-cell office:value-type="string">
            <text:p>risk_low.cxl</text:p>
          </table:table-cell>
          <table:table-cell office:value-type="float" office:value="0.195652173913">
            <text:p>0.196</text:p>
          </table:table-cell>
          <table:table-cell office:value-type="float" office:value="0.1125">
            <text:p>0.113</text:p>
          </table:table-cell>
          <table:table-cell office:value-type="float" office:value="0.142857142857">
            <text:p>0.143</text:p>
          </table:table-cell>
          <table:table-cell table:formula="of:=[.D27]/[.$C$3]" office:value-type="float" office:value="0.295566502462962">
            <text:p>0.296</text:p>
          </table:table-cell>
          <table:table-cell table:formula="of:=6*[.E27]" office:value-type="float" office:value="1.77339901477777">
            <text:p>1.77</text:p>
          </table:table-cell>
          <table:table-cell/>
          <table:table-cell office:value-type="float" office:value="0.28125">
            <text:p>0.281</text:p>
          </table:table-cell>
          <table:table-cell office:value-type="float" office:value="0.2">
            <text:p>0.200</text:p>
          </table:table-cell>
          <table:table-cell office:value-type="float" office:value="0.233766233766">
            <text:p>0.234</text:p>
          </table:table-cell>
          <table:table-cell table:formula="of:=[.J27]/[.$I$3]" office:value-type="float" office:value="0.584415584415">
            <text:p>0.584</text:p>
          </table:table-cell>
          <table:table-cell table:formula="of:=2*[.K27]" office:value-type="float" office:value="1.16883116883">
            <text:p>1.17</text:p>
          </table:table-cell>
          <table:table-cell/>
          <table:table-cell office:value-type="float" office:value="1">
            <text:p>1.00</text:p>
          </table:table-cell>
          <table:table-cell/>
          <table:table-cell table:formula="of:=SUM([.N27]+[.L27]+[.F27])" office:value-type="float" office:value="3.94223018360777">
            <text:p>3.94</text:p>
          </table:table-cell>
          <table:table-cell table:number-columns-repeated="2"/>
        </table:table-row>
        <table:table-row table:style-name="ro2">
          <table:table-cell office:value-type="string">
            <text:p>risk_mouritz.cxl</text:p>
          </table:table-cell>
          <table:table-cell office:value-type="float" office:value="0.156862745098">
            <text:p>0.157</text:p>
          </table:table-cell>
          <table:table-cell office:value-type="float" office:value="0.1">
            <text:p>0.100</text:p>
          </table:table-cell>
          <table:table-cell office:value-type="float" office:value="0.12213740458">
            <text:p>0.122</text:p>
          </table:table-cell>
          <table:table-cell table:formula="of:=[.D28]/[.$C$3]" office:value-type="float" office:value="0.252698078441554">
            <text:p>0.253</text:p>
          </table:table-cell>
          <table:table-cell table:formula="of:=6*[.E28]" office:value-type="float" office:value="1.51618847064932">
            <text:p>1.52</text:p>
          </table:table-cell>
          <table:table-cell/>
          <table:table-cell office:value-type="float" office:value="0.166666666667">
            <text:p>0.167</text:p>
          </table:table-cell>
          <table:table-cell office:value-type="float" office:value="0.0666666666667">
            <text:p>0.067</text:p>
          </table:table-cell>
          <table:table-cell office:value-type="float" office:value="0.0952380952381">
            <text:p>0.095</text:p>
          </table:table-cell>
          <table:table-cell table:formula="of:=[.J28]/[.$I$3]" office:value-type="float" office:value="0.23809523809525">
            <text:p>0.238</text:p>
          </table:table-cell>
          <table:table-cell table:formula="of:=2*[.K28]" office:value-type="float" office:value="0.4761904761905">
            <text:p>0.48</text:p>
          </table:table-cell>
          <table:table-cell/>
          <table:table-cell office:value-type="float" office:value="1">
            <text:p>1.00</text:p>
          </table:table-cell>
          <table:table-cell/>
          <table:table-cell table:formula="of:=SUM([.N28]+[.L28]+[.F28])" office:value-type="float" office:value="2.99237894683982">
            <text:p>2.9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nicholson.cxl</text:p>
          </table:table-cell>
          <table:table-cell table:style-name="ce6" office:value-type="float" office:value="0.477272727273">
            <text:p>0.477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38709677419">
            <text:p>0.339</text:p>
          </table:table-cell>
          <table:table-cell table:style-name="ce8" table:formula="of:=[.D29]/[.$C$3]" office:value-type="float" office:value="0.700778642936345">
            <text:p>0.701</text:p>
          </table:table-cell>
          <table:table-cell table:style-name="ce11" table:formula="of:=6*[.E29]" office:value-type="float" office:value="4.20467185761807">
            <text:p>4.20</text:p>
          </table:table-cell>
          <table:table-cell table:style-name="ce8"/>
          <table:table-cell table:style-name="ce6" office:value-type="float" office:value="0.4">
            <text:p>0.400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2">
            <text:p>0.200</text:p>
          </table:table-cell>
          <table:table-cell table:style-name="ce8" table:formula="of:=[.J29]/[.$I$3]" office:value-type="float" office:value="0.5">
            <text:p>0.500</text:p>
          </table:table-cell>
          <table:table-cell table:style-name="ce11" table:formula="of:=2*[.K29]" office:value-type="float" office:value="1">
            <text:p>1.00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29]+[.L29]+[.F29])" office:value-type="float" office:value="6.70467185761807">
            <text:p>6.7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nizamuddin.cxl</text:p>
          </table:table-cell>
          <table:table-cell table:style-name="ce6" office:value-type="float" office:value="0.352941176471">
            <text:p>0.353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123711340206">
            <text:p>0.124</text:p>
          </table:table-cell>
          <table:table-cell table:style-name="ce8" table:formula="of:=[.D30]/[.$C$3]" office:value-type="float" office:value="0.255954496978108">
            <text:p>0.256</text:p>
          </table:table-cell>
          <table:table-cell table:style-name="ce11" table:formula="of:=6*[.E30]" office:value-type="float" office:value="1.53572698186865">
            <text:p>1.54</text:p>
          </table:table-cell>
          <table:table-cell table:style-name="ce8"/>
          <table:table-cell table:style-name="ce6" office:value-type="float" office:value="0.352941176471">
            <text:p>0.353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93548387097">
            <text:p>0.194</text:p>
          </table:table-cell>
          <table:table-cell table:style-name="ce8" table:formula="of:=[.J30]/[.$I$3]" office:value-type="float" office:value="0.4838709677425">
            <text:p>0.484</text:p>
          </table:table-cell>
          <table:table-cell table:style-name="ce11" table:formula="of:=2*[.K30]" office:value-type="float" office:value="0.967741935485">
            <text:p>0.97</text:p>
          </table:table-cell>
          <table:table-cell table:style-name="ce8"/>
          <table:table-cell table:style-name="ce11" office:value-type="float" office:value="0.5">
            <text:p>0.50</text:p>
          </table:table-cell>
          <table:table-cell table:style-name="ce11"/>
          <table:table-cell table:style-name="ce11" table:formula="of:=SUM([.N30]+[.L30]+[.F30])" office:value-type="float" office:value="3.00346891735365">
            <text:p>3.0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philpot.cxl</text:p>
          </table:table-cell>
          <table:table-cell table:style-name="ce6" office:value-type="float" office:value="0.235294117647">
            <text:p>0.235</text:p>
          </table:table-cell>
          <table:table-cell table:style-name="ce6" office:value-type="float" office:value="0.1">
            <text:p>0.100</text:p>
          </table:table-cell>
          <table:table-cell table:style-name="ce6" office:value-type="float" office:value="0.140350877193">
            <text:p>0.140</text:p>
          </table:table-cell>
          <table:table-cell table:style-name="ce8" table:formula="of:=[.D31]/[.$C$3]" office:value-type="float" office:value="0.290381125227097">
            <text:p>0.290</text:p>
          </table:table-cell>
          <table:table-cell table:style-name="ce11" table:formula="of:=6*[.E31]" office:value-type="float" office:value="1.74228675136258">
            <text:p>1.74</text:p>
          </table:table-cell>
          <table:table-cell table:style-name="ce8"/>
          <table:table-cell table:style-name="ce6" office:value-type="float" office:value="0.176470588235">
            <text:p>0.176</text:p>
          </table:table-cell>
          <table:table-cell table:style-name="ce6" office:value-type="float" office:value="0.0666666666667">
            <text:p>0.067</text:p>
          </table:table-cell>
          <table:table-cell table:style-name="ce6" office:value-type="float" office:value="0.0967741935484">
            <text:p>0.097</text:p>
          </table:table-cell>
          <table:table-cell table:style-name="ce8" table:formula="of:=[.J31]/[.$I$3]" office:value-type="float" office:value="0.241935483871">
            <text:p>0.242</text:p>
          </table:table-cell>
          <table:table-cell table:style-name="ce11" table:formula="of:=2*[.K31]" office:value-type="float" office:value="0.483870967742">
            <text:p>0.48</text:p>
          </table:table-cell>
          <table:table-cell table:style-name="ce8"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31]+[.L31]+[.F31])" office:value-type="float" office:value="3.47615771910458">
            <text:p>3.48</text:p>
          </table:table-cell>
          <table:table-cell table:number-columns-repeated="2"/>
        </table:table-row>
        <table:table-row table:style-name="ro2">
          <table:table-cell office:value-type="string">
            <text:p>risk_phylicia.cxl</text:p>
          </table:table-cell>
          <table:table-cell office:value-type="float" office:value="0.2">
            <text:p>0.200</text:p>
          </table:table-cell>
          <table:table-cell office:value-type="float" office:value="0.0625">
            <text:p>0.063</text:p>
          </table:table-cell>
          <table:table-cell office:value-type="float" office:value="0.0952380952381">
            <text:p>0.095</text:p>
          </table:table-cell>
          <table:table-cell table:formula="of:=[.D32]/[.$C$3]" office:value-type="float" office:value="0.197044334975515">
            <text:p>0.197</text:p>
          </table:table-cell>
          <table:table-cell table:formula="of:=6*[.E32]" office:value-type="float" office:value="1.18226600985309">
            <text:p>1.18</text:p>
          </table:table-cell>
          <table:table-cell/>
          <table:table-cell office:value-type="float" office:value="0.333333333333">
            <text:p>0.333</text:p>
          </table:table-cell>
          <table:table-cell office:value-type="float" office:value="0.155555555556">
            <text:p>0.156</text:p>
          </table:table-cell>
          <table:table-cell office:value-type="float" office:value="0.212121212121">
            <text:p>0.212</text:p>
          </table:table-cell>
          <table:table-cell table:formula="of:=[.J32]/[.$I$3]" office:value-type="float" office:value="0.5303030303025">
            <text:p>0.530</text:p>
          </table:table-cell>
          <table:table-cell table:formula="of:=2*[.K32]" office:value-type="float" office:value="1.060606060605">
            <text:p>1.06</text:p>
          </table:table-cell>
          <table:table-cell table:style-name="Default"/>
          <table:table-cell office:value-type="float" office:value="1.25">
            <text:p>1.25</text:p>
          </table:table-cell>
          <table:table-cell/>
          <table:table-cell table:formula="of:=SUM([.N32]+[.L32]+[.F32])" office:value-type="float" office:value="3.49287207045809">
            <text:p>3.49</text:p>
          </table:table-cell>
          <table:table-cell table:number-columns-repeated="2"/>
        </table:table-row>
        <table:table-row table:style-name="ro2">
          <table:table-cell office:value-type="string">
            <text:p>risk_remedios.cxl</text:p>
          </table:table-cell>
          <table:table-cell office:value-type="float" office:value="0.372093023256">
            <text:p>0.372</text:p>
          </table:table-cell>
          <table:table-cell office:value-type="float" office:value="0.2">
            <text:p>0.200</text:p>
          </table:table-cell>
          <table:table-cell office:value-type="float" office:value="0.260162601626">
            <text:p>0.260</text:p>
          </table:table-cell>
          <table:table-cell table:formula="of:=[.D33]/[.$C$3]" office:value-type="float" office:value="0.538267451640371">
            <text:p>0.538</text:p>
          </table:table-cell>
          <table:table-cell table:formula="of:=6*[.E33]" office:value-type="float" office:value="3.22960470984223">
            <text:p>3.23</text:p>
          </table:table-cell>
          <table:table-cell/>
          <table:table-cell office:value-type="float" office:value="0.363636363636">
            <text:p>0.364</text:p>
          </table:table-cell>
          <table:table-cell office:value-type="float" office:value="0.0888888888889">
            <text:p>0.089</text:p>
          </table:table-cell>
          <table:table-cell office:value-type="float" office:value="0.142857142857">
            <text:p>0.143</text:p>
          </table:table-cell>
          <table:table-cell table:formula="of:=[.J33]/[.$I$3]" office:value-type="float" office:value="0.3571428571425">
            <text:p>0.357</text:p>
          </table:table-cell>
          <table:table-cell table:formula="of:=2*[.K33]" office:value-type="float" office:value="0.714285714285">
            <text:p>0.71</text:p>
          </table:table-cell>
          <table:table-cell table:style-name="Default"/>
          <table:table-cell office:value-type="float" office:value="1.5">
            <text:p>1.50</text:p>
          </table:table-cell>
          <table:table-cell/>
          <table:table-cell table:formula="of:=SUM([.N33]+[.L33]+[.F33])" office:value-type="float" office:value="5.44389042412723">
            <text:p>5.44</text:p>
          </table:table-cell>
          <table:table-cell table:number-columns-repeated="2"/>
        </table:table-row>
        <table:table-row table:style-name="ro2">
          <table:table-cell office:value-type="string">
            <text:p>risk_rolley.cxl</text:p>
          </table:table-cell>
          <table:table-cell office:value-type="float" office:value="0.294117647059">
            <text:p>0.294</text:p>
          </table:table-cell>
          <table:table-cell office:value-type="float" office:value="0.125">
            <text:p>0.125</text:p>
          </table:table-cell>
          <table:table-cell office:value-type="float" office:value="0.175438596491">
            <text:p>0.175</text:p>
          </table:table-cell>
          <table:table-cell table:formula="of:=[.D34]/[.$C$3]" office:value-type="float" office:value="0.362976406533354">
            <text:p>0.363</text:p>
          </table:table-cell>
          <table:table-cell table:formula="of:=6*[.E34]" office:value-type="float" office:value="2.17785843920012">
            <text:p>2.18</text:p>
          </table:table-cell>
          <table:table-cell/>
          <table:table-cell office:value-type="float" office:value="0.272727272727">
            <text:p>0.273</text:p>
          </table:table-cell>
          <table:table-cell office:value-type="float" office:value="0.0666666666667">
            <text:p>0.067</text:p>
          </table:table-cell>
          <table:table-cell office:value-type="float" office:value="0.107142857143">
            <text:p>0.107</text:p>
          </table:table-cell>
          <table:table-cell table:formula="of:=[.J34]/[.$I$3]" office:value-type="float" office:value="0.2678571428575">
            <text:p>0.268</text:p>
          </table:table-cell>
          <table:table-cell table:formula="of:=2*[.K34]" office:value-type="float" office:value="0.535714285715">
            <text:p>0.54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f:=SUM([.N34]+[.L34]+[.F34])" office:value-type="float" office:value="3.96357272491512">
            <text:p>3.96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small.cxl</text:p>
          </table:table-cell>
          <table:table-cell table:style-name="ce6" office:value-type="float" office:value="0.206896551724">
            <text:p>0.207</text:p>
          </table:table-cell>
          <table:table-cell table:style-name="ce6" office:value-type="float" office:value="0.075">
            <text:p>0.075</text:p>
          </table:table-cell>
          <table:table-cell table:style-name="ce6" office:value-type="float" office:value="0.110091743119">
            <text:p>0.110</text:p>
          </table:table-cell>
          <table:table-cell table:style-name="ce8" table:formula="of:=[.D35]/[.$C$3]" office:value-type="float" office:value="0.227776020246364">
            <text:p>0.228</text:p>
          </table:table-cell>
          <table:table-cell table:style-name="ce11" table:formula="of:=6*[.E35]" office:value-type="float" office:value="1.36665612147818">
            <text:p>1.37</text:p>
          </table:table-cell>
          <table:table-cell table:style-name="ce8"/>
          <table:table-cell table:style-name="ce6" office:value-type="float" office:value="0.3">
            <text:p>0.300</text:p>
          </table:table-cell>
          <table:table-cell table:style-name="ce6" office:value-type="float" office:value="0.0666666666667">
            <text:p>0.067</text:p>
          </table:table-cell>
          <table:table-cell table:style-name="ce6" office:value-type="float" office:value="0.109090909091">
            <text:p>0.109</text:p>
          </table:table-cell>
          <table:table-cell table:style-name="ce8" table:formula="of:=[.J35]/[.$I$3]" office:value-type="float" office:value="0.2727272727275">
            <text:p>0.273</text:p>
          </table:table-cell>
          <table:table-cell table:style-name="ce11" table:formula="of:=2*[.K35]" office:value-type="float" office:value="0.545454545455">
            <text:p>0.55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35]+[.L35]+[.F35])" office:value-type="float" office:value="3.41211066693318">
            <text:p>3.4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sudasinghe.cxl</text:p>
          </table:table-cell>
          <table:table-cell table:style-name="ce6" office:value-type="float" office:value="0.444444444444">
            <text:p>0.444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0.32">
            <text:p>0.320</text:p>
          </table:table-cell>
          <table:table-cell table:style-name="ce8" table:formula="of:=[.D36]/[.$C$3]" office:value-type="float" office:value="0.662068965517698">
            <text:p>0.662</text:p>
          </table:table-cell>
          <table:table-cell table:style-name="ce11" table:formula="of:=6*[.E36]" office:value-type="float" office:value="3.97241379310619">
            <text:p>3.97</text:p>
          </table:table-cell>
          <table:table-cell table:style-name="ce8"/>
          <table:table-cell table:style-name="ce6" office:value-type="float" office:value="0.409090909091">
            <text:p>0.409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268656716418">
            <text:p>0.269</text:p>
          </table:table-cell>
          <table:table-cell table:style-name="ce8" table:formula="of:=[.J36]/[.$I$3]" office:value-type="float" office:value="0.671641791045">
            <text:p>0.672</text:p>
          </table:table-cell>
          <table:table-cell table:style-name="ce11" table:formula="of:=2*[.K36]" office:value-type="float" office:value="1.34328358209">
            <text:p>1.34</text:p>
          </table:table-cell>
          <table:table-cell table:style-name="ce8"/>
          <table:table-cell table:style-name="ce11" office:value-type="float" office:value="1.75">
            <text:p>1.75</text:p>
          </table:table-cell>
          <table:table-cell table:style-name="ce11"/>
          <table:table-cell table:style-name="ce11" table:formula="of:=SUM([.N36]+[.L36]+[.F36])" office:value-type="float" office:value="7.06569737519619">
            <text:p>7.0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tangevelyn.cxl</text:p>
          </table:table-cell>
          <table:table-cell table:style-name="ce6" office:value-type="float" office:value="0.227272727273">
            <text:p>0.227</text:p>
          </table:table-cell>
          <table:table-cell table:style-name="ce6" office:value-type="float" office:value="0.125">
            <text:p>0.125</text:p>
          </table:table-cell>
          <table:table-cell table:style-name="ce6" office:value-type="float" office:value="0.161290322581">
            <text:p>0.161</text:p>
          </table:table-cell>
          <table:table-cell table:style-name="ce8" table:formula="of:=[.D37]/[.$C$3]" office:value-type="float" office:value="0.333704115685058">
            <text:p>0.334</text:p>
          </table:table-cell>
          <table:table-cell table:style-name="ce11" table:formula="of:=6*[.E37]" office:value-type="float" office:value="2.00222469411035">
            <text:p>2.00</text:p>
          </table:table-cell>
          <table:table-cell table:style-name="ce8"/>
          <table:table-cell table:style-name="ce6" office:value-type="float" office:value="0.321428571429">
            <text:p>0.321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246575342466">
            <text:p>0.247</text:p>
          </table:table-cell>
          <table:table-cell table:style-name="ce8" table:formula="of:=[.J37]/[.$I$3]" office:value-type="float" office:value="0.616438356165">
            <text:p>0.616</text:p>
          </table:table-cell>
          <table:table-cell table:style-name="ce11" table:formula="of:=2*[.K37]" office:value-type="float" office:value="1.23287671233">
            <text:p>1.23</text:p>
          </table:table-cell>
          <table:table-cell table:style-name="ce8"/>
          <table:table-cell table:style-name="ce11" office:value-type="float" office:value="1.75">
            <text:p>1.75</text:p>
          </table:table-cell>
          <table:table-cell table:style-name="ce11"/>
          <table:table-cell table:style-name="ce11" table:formula="of:=SUM([.N37]+[.L37]+[.F37])" office:value-type="float" office:value="4.98510140644035">
            <text:p>4.99</text:p>
          </table:table-cell>
          <table:table-cell table:number-columns-repeated="2"/>
        </table:table-row>
        <table:table-row table:style-name="ro2">
          <table:table-cell office:value-type="string">
            <text:p>risk_tangflorence.cxl</text:p>
          </table:table-cell>
          <table:table-cell office:value-type="float" office:value="0.326923076923">
            <text:p>0.327</text:p>
          </table:table-cell>
          <table:table-cell office:value-type="float" office:value="0.2125">
            <text:p>0.213</text:p>
          </table:table-cell>
          <table:table-cell office:value-type="float" office:value="0.257575757576">
            <text:p>0.258</text:p>
          </table:table-cell>
          <table:table-cell table:formula="of:=[.D38]/[.$C$3]" office:value-type="float" office:value="0.532915360502436">
            <text:p>0.533</text:p>
          </table:table-cell>
          <table:table-cell table:formula="of:=6*[.E38]" office:value-type="float" office:value="3.19749216301462">
            <text:p>3.20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177777777778">
            <text:p>0.178</text:p>
          </table:table-cell>
          <table:table-cell office:value-type="float" office:value="0.213333333333">
            <text:p>0.213</text:p>
          </table:table-cell>
          <table:table-cell table:formula="of:=[.J38]/[.$I$3]" office:value-type="float" office:value="0.5333333333325">
            <text:p>0.533</text:p>
          </table:table-cell>
          <table:table-cell table:formula="of:=2*[.K38]" office:value-type="float" office:value="1.066666666665">
            <text:p>1.07</text:p>
          </table:table-cell>
          <table:table-cell/>
          <table:table-cell office:value-type="float" office:value="1.75">
            <text:p>1.75</text:p>
          </table:table-cell>
          <table:table-cell/>
          <table:table-cell table:formula="of:=SUM([.N38]+[.L38]+[.F38])" office:value-type="float" office:value="6.01415882967962">
            <text:p>6.01</text:p>
          </table:table-cell>
          <table:table-cell table:number-columns-repeated="2"/>
        </table:table-row>
        <table:table-row table:style-name="ro2">
          <table:table-cell office:value-type="string">
            <text:p>risk_tangteng.cxl</text:p>
          </table:table-cell>
          <table:table-cell office:value-type="float" office:value="0.338709677419">
            <text:p>0.339</text:p>
          </table:table-cell>
          <table:table-cell office:value-type="float" office:value="0.2625">
            <text:p>0.263</text:p>
          </table:table-cell>
          <table:table-cell office:value-type="float" office:value="0.295774647887">
            <text:p>0.296</text:p>
          </table:table-cell>
          <table:table-cell table:formula="of:=[.D39]/[.$C$3]" office:value-type="float" office:value="0.611947547352836">
            <text:p>0.612</text:p>
          </table:table-cell>
          <table:table-cell table:formula="of:=6*[.E39]" office:value-type="float" office:value="3.67168528411701">
            <text:p>3.67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0888888888889">
            <text:p>0.089</text:p>
          </table:table-cell>
          <table:table-cell office:value-type="float" office:value="0.133333333333">
            <text:p>0.133</text:p>
          </table:table-cell>
          <table:table-cell table:formula="of:=[.J39]/[.$I$3]" office:value-type="float" office:value="0.3333333333325">
            <text:p>0.333</text:p>
          </table:table-cell>
          <table:table-cell table:formula="of:=2*[.K39]" office:value-type="float" office:value="0.666666666665">
            <text:p>0.6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f:=SUM([.N39]+[.L39]+[.F39])" office:value-type="float" office:value="5.58835195078201">
            <text:p>5.59</text:p>
          </table:table-cell>
          <table:table-cell table:number-columns-repeated="2"/>
        </table:table-row>
        <table:table-row table:style-name="ro2">
          <table:table-cell office:value-type="string">
            <text:p>risk_tay.cxl</text:p>
          </table:table-cell>
          <table:table-cell office:value-type="float" office:value="0.481481481481">
            <text:p>0.481</text:p>
          </table:table-cell>
          <table:table-cell office:value-type="float" office:value="0.1625">
            <text:p>0.163</text:p>
          </table:table-cell>
          <table:table-cell office:value-type="float" office:value="0.242990654206">
            <text:p>0.243</text:p>
          </table:table-cell>
          <table:table-cell table:formula="of:=[.D40]/[.$C$3]" office:value-type="float" office:value="0.502739284564485">
            <text:p>0.503</text:p>
          </table:table-cell>
          <table:table-cell table:formula="of:=6*[.E40]" office:value-type="float" office:value="3.01643570738691">
            <text:p>3.02</text:p>
          </table:table-cell>
          <table:table-cell/>
          <table:table-cell office:value-type="float" office:value="0.222222222222">
            <text:p>0.222</text:p>
          </table:table-cell>
          <table:table-cell office:value-type="float" office:value="0.0444444444444">
            <text:p>0.044</text:p>
          </table:table-cell>
          <table:table-cell office:value-type="float" office:value="0.0740740740741">
            <text:p>0.074</text:p>
          </table:table-cell>
          <table:table-cell table:formula="of:=[.J40]/[.$I$3]" office:value-type="float" office:value="0.18518518518525">
            <text:p>0.185</text:p>
          </table:table-cell>
          <table:table-cell table:formula="of:=2*[.K40]" office:value-type="float" office:value="0.3703703703705">
            <text:p>0.37</text:p>
          </table:table-cell>
          <table:table-cell/>
          <table:table-cell office:value-type="float" office:value="0.5">
            <text:p>0.50</text:p>
          </table:table-cell>
          <table:table-cell/>
          <table:table-cell table:formula="of:=SUM([.N40]+[.L40]+[.F40])" office:value-type="float" office:value="3.88680607775741">
            <text:p>3.89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then.cxl</text:p>
          </table:table-cell>
          <table:table-cell table:style-name="ce6" office:value-type="float" office:value="0.555555555556">
            <text:p>0.556</text:p>
          </table:table-cell>
          <table:table-cell table:style-name="ce6" office:value-type="float" office:value="0.25">
            <text:p>0.250</text:p>
          </table:table-cell>
          <table:table-cell table:style-name="ce6" office:value-type="float" office:value="0.344827586207">
            <text:p>0.345</text:p>
          </table:table-cell>
          <table:table-cell table:style-name="ce8" table:formula="of:=[.D41]/[.$C$3]" office:value-type="float" office:value="0.713436385256354">
            <text:p>0.713</text:p>
          </table:table-cell>
          <table:table-cell table:style-name="ce11" table:formula="of:=6*[.E41]" office:value-type="float" office:value="4.28061831153812">
            <text:p>4.28</text:p>
          </table:table-cell>
          <table:table-cell table:style-name="ce8"/>
          <table:table-cell table:style-name="ce6" office:value-type="float" office:value="0.461538461538">
            <text:p>0.462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206896551724">
            <text:p>0.207</text:p>
          </table:table-cell>
          <table:table-cell table:style-name="ce8" table:formula="of:=[.J41]/[.$I$3]" office:value-type="float" office:value="0.51724137931">
            <text:p>0.517</text:p>
          </table:table-cell>
          <table:table-cell table:style-name="ce11" table:formula="of:=2*[.K41]" office:value-type="float" office:value="1.03448275862">
            <text:p>1.03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41]+[.L41]+[.F41])" office:value-type="float" office:value="6.81510107015813">
            <text:p>6.82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tieleman.cxl</text:p>
          </table:table-cell>
          <table:table-cell table:style-name="ce6" office:value-type="float" office:value="0.428571428571">
            <text:p>0.429</text:p>
          </table:table-cell>
          <table:table-cell table:style-name="ce6" office:value-type="float" office:value="0.2625">
            <text:p>0.263</text:p>
          </table:table-cell>
          <table:table-cell table:style-name="ce6" office:value-type="float" office:value="0.325581395349">
            <text:p>0.326</text:p>
          </table:table-cell>
          <table:table-cell table:style-name="ce8" table:formula="of:=[.D42]/[.$C$3]" office:value-type="float" office:value="0.673616680032878">
            <text:p>0.674</text:p>
          </table:table-cell>
          <table:table-cell table:style-name="ce11" table:formula="of:=6*[.E42]" office:value-type="float" office:value="4.04170008019727">
            <text:p>4.04</text:p>
          </table:table-cell>
          <table:table-cell table:style-name="ce8"/>
          <table:table-cell table:style-name="ce6" office:value-type="float" office:value="0.294117647059">
            <text:p>0.294</text:p>
          </table:table-cell>
          <table:table-cell table:style-name="ce6" office:value-type="float" office:value="0.111111111111">
            <text:p>0.111</text:p>
          </table:table-cell>
          <table:table-cell table:style-name="ce6" office:value-type="float" office:value="0.161290322581">
            <text:p>0.161</text:p>
          </table:table-cell>
          <table:table-cell table:style-name="ce8" table:formula="of:=[.J42]/[.$I$3]" office:value-type="float" office:value="0.4032258064525">
            <text:p>0.403</text:p>
          </table:table-cell>
          <table:table-cell table:style-name="ce11" table:formula="of:=2*[.K42]" office:value-type="float" office:value="0.806451612905">
            <text:p>0.81</text:p>
          </table:table-cell>
          <table:table-cell table:style-name="ce8"/>
          <table:table-cell table:style-name="ce11" office:value-type="float" office:value="1.5">
            <text:p>1.50</text:p>
          </table:table-cell>
          <table:table-cell table:style-name="ce11"/>
          <table:table-cell table:style-name="ce11" table:formula="of:=SUM([.N42]+[.L42]+[.F42])" office:value-type="float" office:value="6.34815169310227">
            <text:p>6.3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ting.cxl</text:p>
          </table:table-cell>
          <table:table-cell table:style-name="ce6" office:value-type="float" office:value="0.469387755102">
            <text:p>0.469</text:p>
          </table:table-cell>
          <table:table-cell table:style-name="ce6" office:value-type="float" office:value="0.2875">
            <text:p>0.288</text:p>
          </table:table-cell>
          <table:table-cell table:style-name="ce6" office:value-type="float" office:value="0.356589147287">
            <text:p>0.357</text:p>
          </table:table-cell>
          <table:table-cell table:style-name="ce8" table:formula="of:=[.D43]/[.$C$3]" office:value-type="float" office:value="0.737770649559819">
            <text:p>0.738</text:p>
          </table:table-cell>
          <table:table-cell table:style-name="ce11" table:formula="of:=6*[.E43]" office:value-type="float" office:value="4.42662389735891">
            <text:p>4.43</text:p>
          </table:table-cell>
          <table:table-cell table:style-name="ce8"/>
          <table:table-cell table:style-name="ce6" office:value-type="float" office:value="0.227272727273">
            <text:p>0.227</text:p>
          </table:table-cell>
          <table:table-cell table:style-name="ce6" office:value-type="float" office:value="0.111111111111">
            <text:p>0.111</text:p>
          </table:table-cell>
          <table:table-cell table:style-name="ce6" office:value-type="float" office:value="0.149253731343">
            <text:p>0.149</text:p>
          </table:table-cell>
          <table:table-cell table:style-name="ce8" table:formula="of:=[.J43]/[.$I$3]" office:value-type="float" office:value="0.3731343283575">
            <text:p>0.373</text:p>
          </table:table-cell>
          <table:table-cell table:style-name="ce11" table:formula="of:=2*[.K43]" office:value-type="float" office:value="0.746268656715">
            <text:p>0.75</text:p>
          </table:table-cell>
          <table:table-cell table:style-name="ce8"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43]+[.L43]+[.F43])" office:value-type="float" office:value="6.42289255407392">
            <text:p>6.42</text:p>
          </table:table-cell>
          <table:table-cell table:number-columns-repeated="2"/>
        </table:table-row>
        <table:table-row table:style-name="ro2">
          <table:table-cell office:value-type="string">
            <text:p>risk_tiong.cxl</text:p>
          </table:table-cell>
          <table:table-cell office:value-type="float" office:value="0.347826086957">
            <text:p>0.348</text:p>
          </table:table-cell>
          <table:table-cell office:value-type="float" office:value="0.1">
            <text:p>0.100</text:p>
          </table:table-cell>
          <table:table-cell office:value-type="float" office:value="0.155339805825">
            <text:p>0.155</text:p>
          </table:table-cell>
          <table:table-cell table:formula="of:=[.D44]/[.$C$3]" office:value-type="float" office:value="0.321392701707118">
            <text:p>0.321</text:p>
          </table:table-cell>
          <table:table-cell table:formula="of:=6*[.E44]" office:value-type="float" office:value="1.92835621024271">
            <text:p>1.93</text:p>
          </table:table-cell>
          <table:table-cell/>
          <table:table-cell office:value-type="float" office:value="0.384615384615">
            <text:p>0.385</text:p>
          </table:table-cell>
          <table:table-cell office:value-type="float" office:value="0.111111111111">
            <text:p>0.111</text:p>
          </table:table-cell>
          <table:table-cell office:value-type="float" office:value="0.172413793103">
            <text:p>0.172</text:p>
          </table:table-cell>
          <table:table-cell table:formula="of:=[.J44]/[.$I$3]" office:value-type="float" office:value="0.4310344827575">
            <text:p>0.431</text:p>
          </table:table-cell>
          <table:table-cell table:formula="of:=2*[.K44]" office:value-type="float" office:value="0.862068965515">
            <text:p>0.86</text:p>
          </table:table-cell>
          <table:table-cell/>
          <table:table-cell office:value-type="float" office:value="1">
            <text:p>1.00</text:p>
          </table:table-cell>
          <table:table-cell/>
          <table:table-cell table:formula="of:=SUM([.N44]+[.L44]+[.F44])" office:value-type="float" office:value="3.79042517575771">
            <text:p>3.79</text:p>
          </table:table-cell>
          <table:table-cell table:number-columns-repeated="2"/>
        </table:table-row>
        <table:table-row table:style-name="ro2">
          <table:table-cell office:value-type="string">
            <text:p>risk_tjoeng.cxl</text:p>
          </table:table-cell>
          <table:table-cell office:value-type="float" office:value="0.5">
            <text:p>0.500</text:p>
          </table:table-cell>
          <table:table-cell office:value-type="float" office:value="0.2125">
            <text:p>0.213</text:p>
          </table:table-cell>
          <table:table-cell office:value-type="float" office:value="0.298245614035">
            <text:p>0.298</text:p>
          </table:table-cell>
          <table:table-cell table:formula="of:=[.D45]/[.$C$3]" office:value-type="float" office:value="0.617059891107322">
            <text:p>0.617</text:p>
          </table:table-cell>
          <table:table-cell table:formula="of:=6*[.E45]" office:value-type="float" office:value="3.70235934664393">
            <text:p>3.70</text:p>
          </table:table-cell>
          <table:table-cell/>
          <table:table-cell office:value-type="float" office:value="0.266666666667">
            <text:p>0.267</text:p>
          </table:table-cell>
          <table:table-cell office:value-type="float" office:value="0.0888888888889">
            <text:p>0.089</text:p>
          </table:table-cell>
          <table:table-cell office:value-type="float" office:value="0.133333333333">
            <text:p>0.133</text:p>
          </table:table-cell>
          <table:table-cell table:formula="of:=[.J45]/[.$I$3]" office:value-type="float" office:value="0.3333333333325">
            <text:p>0.333</text:p>
          </table:table-cell>
          <table:table-cell table:formula="of:=2*[.K45]" office:value-type="float" office:value="0.666666666665">
            <text:p>0.67</text:p>
          </table:table-cell>
          <table:table-cell/>
          <table:table-cell office:value-type="float" office:value="1.75">
            <text:p>1.75</text:p>
          </table:table-cell>
          <table:table-cell/>
          <table:table-cell table:formula="of:=SUM([.N45]+[.L45]+[.F45])" office:value-type="float" office:value="6.11902601330893">
            <text:p>6.12</text:p>
          </table:table-cell>
          <table:table-cell table:number-columns-repeated="2"/>
        </table:table-row>
        <table:table-row table:style-name="ro2">
          <table:table-cell office:value-type="string">
            <text:p>risk_willyanto.cxl</text:p>
          </table:table-cell>
          <table:table-cell office:value-type="float" office:value="0.297872340426">
            <text:p>0.298</text:p>
          </table:table-cell>
          <table:table-cell office:value-type="float" office:value="0.175">
            <text:p>0.175</text:p>
          </table:table-cell>
          <table:table-cell office:value-type="float" office:value="0.220472440945">
            <text:p>0.220</text:p>
          </table:table-cell>
          <table:table-cell table:formula="of:=[.D46]/[.$C$3]" office:value-type="float" office:value="0.456149877817556">
            <text:p>0.456</text:p>
          </table:table-cell>
          <table:table-cell table:formula="of:=6*[.E46]" office:value-type="float" office:value="2.73689926690534">
            <text:p>2.74</text:p>
          </table:table-cell>
          <table:table-cell/>
          <table:table-cell office:value-type="float" office:value="0.142857142857">
            <text:p>0.143</text:p>
          </table:table-cell>
          <table:table-cell office:value-type="float" office:value="0.0444444444444">
            <text:p>0.044</text:p>
          </table:table-cell>
          <table:table-cell office:value-type="float" office:value="0.0677966101695">
            <text:p>0.068</text:p>
          </table:table-cell>
          <table:table-cell table:formula="of:=[.J46]/[.$I$3]" office:value-type="float" office:value="0.16949152542375">
            <text:p>0.169</text:p>
          </table:table-cell>
          <table:table-cell table:formula="of:=2*[.K46]" office:value-type="float" office:value="0.3389830508475">
            <text:p>0.34</text:p>
          </table:table-cell>
          <table:table-cell/>
          <table:table-cell office:value-type="float" office:value="1.75">
            <text:p>1.75</text:p>
          </table:table-cell>
          <table:table-cell/>
          <table:table-cell table:formula="of:=SUM([.N46]+[.L46]+[.F46])" office:value-type="float" office:value="4.82588231775284">
            <text:p>4.83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wisniewski.cxl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1125">
            <text:p>0.113</text:p>
          </table:table-cell>
          <table:table-cell table:style-name="ce6" office:value-type="float" office:value="0.144">
            <text:p>0.144</text:p>
          </table:table-cell>
          <table:table-cell table:style-name="ce8" table:formula="of:=[.D47]/[.$C$3]" office:value-type="float" office:value="0.297931034482964">
            <text:p>0.298</text:p>
          </table:table-cell>
          <table:table-cell table:style-name="ce11" table:formula="of:=6*[.E47]" office:value-type="float" office:value="1.78758620689778">
            <text:p>1.79</text:p>
          </table:table-cell>
          <table:table-cell table:style-name="ce8"/>
          <table:table-cell table:style-name="ce6" office:value-type="float" office:value="0.0714285714286">
            <text:p>0.071</text:p>
          </table:table-cell>
          <table:table-cell table:style-name="ce6" office:value-type="float" office:value="0.0222222222222">
            <text:p>0.022</text:p>
          </table:table-cell>
          <table:table-cell table:style-name="ce6" office:value-type="float" office:value="0.0338983050847">
            <text:p>0.034</text:p>
          </table:table-cell>
          <table:table-cell table:style-name="ce8" table:formula="of:=[.J47]/[.$I$3]" office:value-type="float" office:value="0.08474576271175">
            <text:p>0.085</text:p>
          </table:table-cell>
          <table:table-cell table:style-name="ce11" table:formula="of:=2*[.K47]" office:value-type="float" office:value="0.1694915254235">
            <text:p>0.17</text:p>
          </table:table-cell>
          <table:table-cell table:style-name="ce8"/>
          <table:table-cell table:style-name="ce11" office:value-type="float" office:value="1.25">
            <text:p>1.25</text:p>
          </table:table-cell>
          <table:table-cell table:style-name="ce11"/>
          <table:table-cell table:style-name="ce11" table:formula="of:=SUM([.N47]+[.L47]+[.F47])" office:value-type="float" office:value="3.20707773232128">
            <text:p>3.21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isk_yandry.cxl</text:p>
          </table:table-cell>
          <table:table-cell table:style-name="ce6" office:value-type="float" office:value="0.40625">
            <text:p>0.406</text:p>
          </table:table-cell>
          <table:table-cell table:style-name="ce6" office:value-type="float" office:value="0.4875">
            <text:p>0.488</text:p>
          </table:table-cell>
          <table:table-cell table:style-name="ce6" office:value-type="float" office:value="0.443181818182">
            <text:p>0.443</text:p>
          </table:table-cell>
          <table:table-cell table:style-name="ce8" table:formula="of:=[.D48]/[.$C$3]" office:value-type="float" office:value="0.916927899687529">
            <text:p>0.917</text:p>
          </table:table-cell>
          <table:table-cell table:style-name="ce11" table:formula="of:=6*[.E48]" office:value-type="float" office:value="5.50156739812517">
            <text:p>5.50</text:p>
          </table:table-cell>
          <table:table-cell table:style-name="ce8"/>
          <table:table-cell table:style-name="ce6" office:value-type="float" office:value="0.1875">
            <text:p>0.188</text:p>
          </table:table-cell>
          <table:table-cell table:style-name="ce6" office:value-type="float" office:value="0.133333333333">
            <text:p>0.133</text:p>
          </table:table-cell>
          <table:table-cell table:style-name="ce6" office:value-type="float" office:value="0.155844155844">
            <text:p>0.156</text:p>
          </table:table-cell>
          <table:table-cell table:style-name="ce8" table:formula="of:=[.J48]/[.$I$3]" office:value-type="float" office:value="0.38961038961">
            <text:p>0.390</text:p>
          </table:table-cell>
          <table:table-cell table:style-name="ce11" table:formula="of:=2*[.K48]" office:value-type="float" office:value="0.77922077922">
            <text:p>0.78</text:p>
          </table:table-cell>
          <table:table-cell table:style-name="ce8"/>
          <table:table-cell table:style-name="ce11" office:value-type="float" office:value="2">
            <text:p>2.00</text:p>
          </table:table-cell>
          <table:table-cell table:style-name="ce11"/>
          <table:table-cell table:style-name="ce11" table:formula="of:=SUM([.N48]+[.L48]+[.F48])" office:value-type="float" office:value="8.28078817734517">
            <text:p>8.28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4"/>
          <table:table-cell table:style-name="ce7"/>
          <table:table-cell table:style-name="Default" table:number-columns-repeated="10"/>
          <table:table-cell table:number-columns-repeated="2"/>
        </table:table-row>
      </table:table>
      <table:database-ranges>
        <table:database-range table:target-range-address="Evaluation.A8:Evaluation.J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10/29/2010</text:date>, <text:time>10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0-10-29T10:47:41</dc:date>
    <dc:creator>Albert Weichselbraun</dc:creator>
    <meta:editing-duration>PT00H30M35S</meta:editing-duration>
    <meta:editing-cycles>11</meta:editing-cycles>
    <meta:printed-by>Albert Weichselbraun</meta:printed-by>
    <meta:print-date>2010-10-07T14:24:36</meta:print-date>
    <meta:document-statistic meta:table-count="1" meta:cell-count="561" meta:object-count="0"/>
  </office:meta>
</office:document-meta>
</file>